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1544b" officeooo:paragraph-rsid="0011544b"/>
    </style:style>
    <style:style style:name="P2" style:family="paragraph" style:parent-style-name="Text_20_body">
      <style:text-properties style:text-underline-style="none" fo:font-weight="normal" officeooo:rsid="0011544b" officeooo:paragraph-rsid="0011544b" style:font-weight-asian="normal" style:font-weight-complex="normal"/>
    </style:style>
    <style:style style:name="P3" style:family="paragraph" style:parent-style-name="Text_20_body">
      <style:text-properties style:font-name="Nimbus Roman" fo:font-size="18pt" style:text-underline-style="none" fo:font-weight="normal" officeooo:rsid="0011544b" officeooo:paragraph-rsid="0011544b" style:font-size-asian="18pt" style:font-weight-asian="normal" style:font-size-complex="18pt" style:font-weight-complex="normal"/>
    </style:style>
    <style:style style:name="T1" style:family="text">
      <style:text-properties officeooo:rsid="0016b1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App Functionality</text:p>
      <text:p text:style-name="P2"/>
      <text:p text:style-name="P3">1. View books in the catalog.</text:p>
      <text:p text:style-name="P3">2. Add books to the catalog.</text:p>
      <text:p text:style-name="P3">3. Update books in the catalog.</text:p>
      <text:p text:style-name="P3">4. Delete books in the catalog.</text:p>
      <text:p text:style-name="P3">5. Assign (check-out) a book to a member who reserved it.</text:p>
      <text:p text:style-name="P3">6. Unassign (check-in) a book from a member who is returning it.</text:p>
      <text:p text:style-name="P3">7. Update the availability status of a book.</text:p>
      <text:p text:style-name="P3">8. Manage ne payments.</text:p>
      <text:p text:style-name="P3">9. View reports on library inventory.</text:p>
      <text:p text:style-name="P3">10. View reports on available books.</text:p>
      <text:p text:style-name="P3">11. View reports on checked-out (borrowed) books.</text:p>
      <text:p text:style-name="P3">12. View reports on overdue books.</text:p>
      <text:p text:style-name="P3">13. View reports on <text:span text:style-name="T1">fi</text:span>nes.</text:p>
      <text:p text:style-name="P3">14. View stats on most borrowed books.</text:p>
      <text:p text:style-name="P3">15. View stats on popular genre.</text:p>
      <text:p text:style-name="P3">16. View stats on member borrowing trends.</text:p>
      <text:p text:style-name="P3">17. Login</text:p>
      <text:p text:style-name="P3">18. Logout</text:p>
      <text:p text:style-name="P3">19. View registered members.</text:p>
      <text:p text:style-name="P3">20. View their pro<text:span text:style-name="T1">fi</text:span>le.</text:p>
      <text:p text:style-name="P3"><text:soft-page-break/>21. Update their pro<text:span text:style-name="T1">fil</text:span>e.</text:p>
      <text:p text:style-name="P3">22. Delete member accou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6:19:21.786058053</meta:creation-date>
    <dc:date>2025-10-31T16:21:10.110144530</dc:date>
    <meta:editing-duration>PT1M48S</meta:editing-duration>
    <meta:editing-cycles>5</meta:editing-cycles>
    <meta:generator>LibreOffice/25.8.2.2$Linux_X86_64 LibreOffice_project/580$Build-2</meta:generator>
    <meta:document-statistic meta:table-count="0" meta:image-count="0" meta:object-count="0" meta:page-count="2" meta:paragraph-count="23" meta:word-count="132" meta:character-count="742" meta:non-whitespace-character-count="633"/>
  </office:meta>
</office:document-meta>
</file>